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0096d4"/>
    </style:style>
    <style:style style:name="gr2" style:family="graphic" style:parent-style-name="standard">
      <style:graphic-properties svg:stroke-width="0.001cm" svg:stroke-color="#aae6ff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0078aa"/>
    </style:style>
    <style:style style:name="gr4" style:family="graphic" style:parent-style-name="standard">
      <style:graphic-properties draw:stroke="none" svg:stroke-width="0.001cm" draw:fill-color="#00b4ff"/>
    </style:style>
    <style:style style:name="gr5" style:family="graphic" style:parent-style-name="standard">
      <style:graphic-properties draw:stroke="none" svg:stroke-width="0.001cm" draw:fill-color="#005a80"/>
    </style:style>
    <style:style style:name="gr6" style:family="graphic" style:parent-style-name="standard">
      <style:graphic-properties svg:stroke-width="0.01cm" svg:stroke-color="#aae6ff" draw:fill="none" draw:fill-color="#ffffff" fo:padding-top="-0.045cm" fo:padding-bottom="-0.045cm" fo:padding-left="-0.045cm" fo:padding-right="-0.045cm"/>
    </style:style>
    <style:style style:name="gr7" style:family="graphic" style:parent-style-name="standard">
      <style:graphic-properties draw:stroke="none" svg:stroke-width="0.001cm" draw:fill-color="#000000"/>
    </style:style>
    <style:style style:name="gr8" style:family="graphic" style:parent-style-name="standard">
      <style:graphic-properties draw:stroke="none" svg:stroke-width="0.001cm" draw:fill-color="#ffffff"/>
    </style:style>
  </office:automatic-styles>
  <office:body>
    <office:drawing>
      <draw:page draw:name="page1" draw:style-name="dp1" draw:master-page-name="Default">
        <draw:g>
          <draw:glue-point draw:id="4" svg:x="-4.347cm" svg:y="-5cm"/>
          <draw:glue-point draw:id="5" svg:x="5cm" svg:y="-5cm"/>
          <draw:glue-point draw:id="6" svg:x="0.326cm" svg:y="-5cm"/>
          <draw:glue-point draw:id="7" svg:x="-5cm" svg:y="5cm"/>
          <draw:glue-point draw:id="8" svg:x="4.346cm" svg:y="5cm"/>
          <draw:glue-point draw:id="9" svg:x="-5cm" svg:y="-3.934cm"/>
          <draw:glue-point draw:id="10" svg:x="-5cm" svg:y="0.533cm"/>
          <draw:glue-point draw:id="11" svg:x="5cm" svg:y="3.852cm"/>
          <draw:glue-point draw:id="12" svg:x="-0.584cm" svg:y="-0.569cm"/>
          <draw:polygon draw:style-name="gr1" draw:layer="layout" svg:width="3.257cm" svg:height="1.787cm" svg:x="0cm" svg:y="0.213cm" svg:viewBox="0 0 3258 1788" draw:points="0,0 0,1788 3258,1788 3258,0">
            <text:p/>
          </draw:polygon>
          <draw:polygon draw:style-name="gr2" draw:layer="layout" svg:width="3.257cm" svg:height="1.787cm" svg:x="0cm" svg:y="0.213cm" svg:viewBox="0 0 3258 1788" draw:points="0,0 0,1788 3258,1788 3258,0">
            <text:p/>
          </draw:polygon>
          <draw:polygon draw:style-name="gr3" draw:layer="layout" svg:width="1.254cm" svg:height="0.951cm" svg:x="0.179cm" svg:y="0.623cm" svg:viewBox="0 0 1255 952" draw:points="0,0 0,952 1255,952 1255,0">
            <text:p/>
          </draw:polygon>
          <draw:polygon draw:style-name="gr2" draw:layer="layout" svg:width="1.254cm" svg:height="0.951cm" svg:x="0.179cm" svg:y="0.623cm" svg:viewBox="0 0 1255 952" draw:points="0,0 0,952 1255,952 1255,0">
            <text:p/>
          </draw:polygon>
          <draw:polygon draw:style-name="gr4" draw:layer="layout" svg:width="3.485cm" svg:height="0.213cm" svg:x="0cm" svg:y="0cm" svg:viewBox="0 0 3486 214" draw:points="0,214 227,0 3486,0 3258,214">
            <text:p/>
          </draw:polygon>
          <draw:polygon draw:style-name="gr2" draw:layer="layout" svg:width="3.485cm" svg:height="0.213cm" svg:x="0cm" svg:y="0cm" svg:viewBox="0 0 3486 214" draw:points="0,214 227,0 3486,0 3258,214">
            <text:p/>
          </draw:polygon>
          <draw:polygon draw:style-name="gr5" draw:layer="layout" svg:width="0.228cm" svg:height="1.983cm" svg:x="3.257cm" svg:y="0cm" svg:viewBox="0 0 229 1984" draw:points="0,213 229,0 229,1771 0,1984">
            <text:p/>
          </draw:polygon>
          <draw:polygon draw:style-name="gr6" draw:layer="layout" svg:width="0.228cm" svg:height="1.983cm" svg:x="3.257cm" svg:y="0cm" svg:viewBox="0 0 229 1984" draw:points="0,213 229,0 229,1771 0,1984">
            <text:p/>
          </draw:polygon>
          <draw:polygon draw:style-name="gr7" draw:layer="layout" svg:width="1.629cm" svg:height="0.459cm" svg:x="1.563cm" svg:y="1.279cm" svg:viewBox="0 0 1630 460" draw:points="1010,460 1451,164 1483,230 1630,0 1369,32 1402,82 978,361 0,361 0,460">
            <text:p/>
          </draw:polygon>
          <draw:polygon draw:style-name="gr7" draw:layer="layout" svg:width="1.596cm" svg:height="0.23cm" svg:x="1.563cm" svg:y="1cm" svg:viewBox="0 0 1597 231" draw:points="1352,231 1597,115 1352,0 1352,82 0,82 0,164 1352,164">
            <text:p/>
          </draw:polygon>
          <draw:polygon draw:style-name="gr7" draw:layer="layout" svg:width="1.629cm" svg:height="0.459cm" svg:x="1.563cm" svg:y="0.508cm" svg:viewBox="0 0 1630 460" draw:points="1010,0 1451,294 1483,230 1630,460 1369,427 1402,361 978,81 0,81 0,0">
            <text:p/>
          </draw:polygon>
          <draw:polygon draw:style-name="gr8" draw:layer="layout" svg:width="1.629cm" svg:height="0.459cm" svg:x="1.547cm" svg:y="1.262cm" svg:viewBox="0 0 1630 460" draw:points="1010,460 1450,165 1483,230 1630,0 1368,33 1401,82 977,361 0,361 0,460">
            <text:p/>
          </draw:polygon>
          <draw:polygon draw:style-name="gr8" draw:layer="layout" svg:width="1.596cm" svg:height="0.23cm" svg:x="1.547cm" svg:y="0.983cm" svg:viewBox="0 0 1597 231" draw:points="1352,231 1597,115 1352,0 1352,82 0,82 0,165 1352,165">
            <text:p/>
          </draw:polygon>
          <draw:polygon draw:style-name="gr8" draw:layer="layout" svg:width="1.629cm" svg:height="0.458cm" svg:x="1.547cm" svg:y="0.492cm" svg:viewBox="0 0 1630 459" draw:points="1010,0 1450,294 1483,229 1630,459 1368,426 1401,360 977,81 0,81 0,0">
            <text:p/>
          </draw:polygon>
          <draw:path draw:style-name="gr7" draw:layer="layout" svg:width="0.433cm" svg:height="0.563cm" svg:x="0.349cm" svg:y="0.846cm" svg:viewBox="0 0 434 564" svg:d="m0 564v-564h183c69 0 115 1 135 7 33 8 60 27 82 56 22 28 34 64 34 110 0 34-7 63-19 87-13 23-29 42-49 54-19 15-40 24-58 27-29 6-69 8-119 8h-76v215-470 161h63c46 0 76-4 90-10 16-6 27-15 37-27 8-12 12-28 12-44 0-20-7-37-17-52-12-12-28-20-48-23-12-3-41-5-82-5h-55v470z">
            <text:p/>
          </draw:path>
          <draw:polygon draw:style-name="gr7" draw:layer="layout" svg:width="0.396cm" svg:height="0.559cm" svg:x="0.869cm" svg:y="0.85cm" svg:viewBox="0 0 397 560" draw:points="0,560 0,0 112,0 112,463 397,463 397,560">
            <text:p/>
          </draw:polygon>
          <draw:path draw:style-name="gr8" draw:layer="layout" svg:width="0.433cm" svg:height="0.563cm" svg:x="0.334cm" svg:y="0.829cm" svg:viewBox="0 0 434 564" svg:d="m0 564v-564h183c69 0 115 1 135 7 33 8 60 27 82 56 22 28 34 64 34 110 0 34-7 63-19 87s-29 42-49 54c-19 15-40 24-59 27-29 6-67 8-118 8h-76v215-470 161h63c46 0 76-3 90-10 16-6 27-15 36-26 9-13 13-29 13-45 0-20-6-37-17-52-13-12-29-20-48-23-12-3-41-5-82-5h-55v470z">
            <text:p/>
          </draw:path>
          <draw:polygon draw:style-name="gr8" draw:layer="layout" svg:width="0.396cm" svg:height="0.559cm" svg:x="0.853cm" svg:y="0.834cm" svg:viewBox="0 0 397 560" draw:points="0,560 0,0 113,0 113,463 397,463 397,56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MGX 8240</dc:title>
    <meta:creation-date>2011-02-07T16:37:25</meta:creation-date>
    <meta:editing-duration>P0D</meta:editing-duration>
    <meta:editing-cycles>1</meta:editing-cycles>
    <meta:document-statistic meta:object-count="19"/>
    <meta:generator>OpenOffice.org/3.3$Linux OpenOffice.org_project/330m20$Build-9567</meta:generator>
  </office:meta>
</office:document-meta>
</file>